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8e0" officeooo:paragraph-rsid="0005d8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açao do banco de dado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24:39.156954993</meta:creation-date>
    <dc:date>2023-05-16T10:25:35.229836986</dc:date>
    <meta:editing-duration>PT56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1"/>
    <meta:generator>LibreOffice/7.3.7.2$Linux_X86_64 LibreOffice_project/30$Build-2</meta:generator>
  </office:meta>
</office:document-meta>
</file>